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asian="ru" style:country-asian="RU"/>
    </style:style>
    <style:style style:name="P2" style:family="paragraph" style:parent-style-name="Standard">
      <style:paragraph-properties fo:margin-top="0cm" fo:margin-bottom="0cm" fo:line-height="15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50%" fo:text-indent="1.501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50%" fo:text-indent="1.501cm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list-style-name="WWNum12" style:master-page-name="">
      <style:paragraph-properties style:page-number="auto" fo:background-color="#ffffff">
        <style:background-image/>
      </style:paragraph-properties>
    </style:style>
    <style:style style:name="P9" style:family="paragraph" style:parent-style-name="Standard" style:list-style-name="WWNum12">
      <style:paragraph-properties fo:background-color="#ffffff">
        <style:background-image/>
      </style:paragraph-properties>
    </style:style>
    <style:style style:name="P10" style:family="paragraph" style:parent-style-name="Standard" style:list-style-name="WWNum12">
      <style:paragraph-properties fo:orphans="2" fo:widows="2" fo:background-color="#ffffff" style:writing-mode="lr-tb">
        <style:background-image/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50%" fo:text-indent="0cm" style:auto-text-indent="false"/>
      <style:text-properties style:font-name="Times New Roman" fo:font-size="12pt" fo:font-weight="normal" style:letter-kerning="true" style:font-size-asian="12pt" style:language-asian="en" style:country-asian="US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Heading_20_1" style:list-style-name="WWNum1">
      <style:paragraph-properties fo:margin-left="0cm" fo:margin-right="0cm" fo:margin-top="0cm" fo:margin-bottom="0cm" fo:line-height="150%" fo:text-indent="1.501cm" style:auto-text-indent="false" fo:break-before="pag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Heading_20_1" style:list-style-name="WWNum1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Heading_20_1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fo:font-weight="normal" style:letter-kerning="true" style:font-size-asian="12pt" style:language-asian="en" style:country-asian="US" style:font-weight-asian="normal" style:font-name-complex="Times New Roman1" style:font-size-complex="12pt" style:font-weight-complex="normal"/>
    </style:style>
    <style:style style:name="P16" style:family="paragraph" style:parent-style-name="Contents_20_1" style:master-page-name="Standard">
      <style:paragraph-properties fo:margin-top="0cm" fo:margin-bottom="0cm" fo:line-height="150%" style:page-number="auto"/>
    </style:style>
    <style:style style:name="P17" style:family="paragraph" style:parent-style-name="List_20_Paragraph" style:list-style-name="WWNum12">
      <style:paragraph-properties fo:margin-left="0cm" fo:margin-right="0cm" fo:margin-top="0cm" fo:margin-bottom="0cm" fo:line-height="150%" fo:text-indent="1.501cm" style:auto-text-indent="false"/>
    </style:style>
    <style:style style:name="P18" style:family="paragraph" style:parent-style-name="List_20_Paragraph" style:list-style-name="WWNum12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6" style:family="text">
      <style:text-properties fo:language="ru" fo:country="RU" style:font-name-asian="Times New Roman" style:font-name-complex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ДЕРЖА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7">1Введение<text:tab/>3</text:p>
          <text:p text:style-name="P7">1.1Наименование программы<text:tab/>3</text:p>
          <text:p text:style-name="P7">1.2Краткая характеристика области применения<text:tab/>3</text:p>
          <text:p text:style-name="P7">2Основания для разработки<text:tab/>3</text:p>
          <text:p text:style-name="P7">2.1Основание для проведения разработки<text:tab/>3</text:p>
          <text:p text:style-name="P7">2.1.1Наименование и условное обозначение темы разработки<text:tab/>3</text:p>
          <text:p text:style-name="P7">3Назначение разработки<text:tab/>3</text:p>
          <text:p text:style-name="P7">3.1Функциональное назначение<text:tab/>3</text:p>
          <text:p text:style-name="P7">3.2Эксплуатационное назначение<text:tab/>3</text:p>
          <text:p text:style-name="P7">4Требования к программе или программному изделию<text:tab/>3</text:p>
          <text:p text:style-name="P7">4.1Требования к функциональным характеристикам<text:tab/>3</text:p>
          <text:p text:style-name="P7">4.2Требования к надежности<text:tab/>4</text:p>
          <text:p text:style-name="P7">4.3Время восстановления после отказа<text:tab/>4</text:p>
          <text:p text:style-name="P7">4.4Отказы из-за некорректных действий оператора<text:tab/>4</text:p>
          <text:p text:style-name="P7">4.5Условия эксплуатации<text:tab/>4</text:p>
          <text:p text:style-name="P7">4.6Требования к видам обслуживания<text:tab/>4</text:p>
          <text:p text:style-name="P7">4.7Требования к численности и квалификации персонала<text:tab/>4</text:p>
          <text:p text:style-name="P7">4.8Требования к составу и параметрам технических средств<text:tab/>4</text:p>
          <text:p text:style-name="P7">4.9Требования к информационной и программной совместимости<text:tab/>5</text:p>
          <text:p text:style-name="P7">4.9.1Требования к информационным структурам и методам решения<text:tab/>5</text:p>
          <text:p text:style-name="P7">4.9.2Требования к исходным кодам и языкам программирования<text:tab/>5</text:p>
          <text:p text:style-name="P7">4.9.3Требования к защите информации и программ<text:tab/>5</text:p>
          <text:p text:style-name="P7">Требования к защите информации и программ не предъявляются.<text:tab/>5</text:p>
          <text:p text:style-name="P7">4.9.4Специальные требования<text:tab/>5</text:p>
          <text:p text:style-name="P7">Программа должна обеспечивать взаимодействие с пользователем посредством графического интерфейса.<text:tab/>5</text:p>
          <text:p text:style-name="P7">4.10Требования к программной документации<text:tab/>5</text:p>
          <text:p text:style-name="P7">В состав сопровождающей документации должны входить:<text:tab/>5</text:p>
          <text:p text:style-name="P7">5Технико-экономические показатели<text:tab/>5</text:p>
          <text:p text:style-name="P7">Коммерческое использование не предусмотрено.<text:tab/>5</text:p>
          <text:p text:style-name="P7">6Стадии и этапы разработки<text:tab/>5</text:p>
          <text:p text:style-name="P7">6.1Стадии разработки<text:tab/>5</text:p>
          <text:p text:style-name="P7">Разработка должна быть проведена в две стадии:<text:tab/>5</text:p>
          <text:p text:style-name="P7">6.2Этапы разработки<text:tab/>5</text:p>
          <text:p text:style-name="P7"><text:soft-page-break/>Этапы разработки:<text:tab/>5</text:p>
          <text:p text:style-name="P7">6.3Содержание работ по этапам<text:tab/>6</text:p>
          <text:p text:style-name="P7">7Порядок контроля и приемки<text:tab/>6</text:p>
        </text:index-body>
      </text:table-of-content>
      <text:p text:style-name="P2"><text:bookmark text:name="_Toc82089775"/></text:p>
      <text:list xml:id="list8135149651992002628" text:style-name="WWNum1">
        <text:list-item>
          <text:h text:style-name="P13" text:outline-level="1"><text:bookmark-start text:name="_Toc82089776"/>Введение<text:bookmark-end text:name="_Toc82089776"/></text:h>
          <text:list>
            <text:list-item>
              <text:h text:style-name="P14" text:outline-level="1"><text:bookmark-start text:name="_Toc82089777"/>Наименование программы<text:bookmark-end text:name="_Toc82089777"/></text:h>
            </text:list-item>
          </text:list>
        </text:list-item>
      </text:list>
      <text:p text:style-name="P4">Наименование программы – «Туроператор».</text:p>
      <text:list xml:id="list35553453" text:continue-numbering="true" text:style-name="WWNum1">
        <text:list-item>
          <text:list>
            <text:list-item>
              <text:h text:style-name="P14" text:outline-level="1"><text:bookmark-start text:name="_Toc82089778"/>Краткая характеристика области применения<text:bookmark-end text:name="_Toc82089778"/></text:h>
            </text:list-item>
          </text:list>
        </text:list-item>
      </text:list>
      <text:p text:style-name="P6"><text:span text:style-name="Основной_20_шрифт_20_абзаца"><text:span text:style-name="T6">ИС Туроператор должна предоставлять возможность вести учет по поездкам в города России или мира. При этом с возможностью анализа ситуации на рынке туризма и направлении тура.</text:span></text:span></text:p>
      <text:list xml:id="list35570928" text:continue-numbering="true" text:style-name="WWNum1">
        <text:list-item>
          <text:h text:style-name="P14" text:outline-level="1"><text:bookmark-start text:name="_Toc82089779"/>Основания для разработки<text:bookmark-end text:name="_Toc82089779"/></text:h>
          <text:list>
            <text:list-item>
              <text:h text:style-name="P14" text:outline-level="1"><text:bookmark-start text:name="_Toc82089780"/>Основание для проведения разработки<text:bookmark-end text:name="_Toc82089780"/></text:h>
            </text:list-item>
          </text:list>
        </text:list-item>
      </text:list>
      <text:p text:style-name="P4">Основанием для проведения разработки является задание на практическую работу.</text:p>
      <text:list xml:id="list35555632" text:continue-numbering="true" text:style-name="WWNum1">
        <text:list-item>
          <text:list>
            <text:list-item>
              <text:list>
                <text:list-item>
                  <text:h text:style-name="P14" text:outline-level="1"><text:bookmark-start text:name="_Toc82089781"/>Наименование и условное обозначение темы разработки<text:bookmark-end text:name="_Toc82089781"/></text:h>
                </text:list-item>
              </text:list>
            </text:list-item>
          </text:list>
        </text:list-item>
      </text:list>
      <text:p text:style-name="P4">Наименование темы разработки – «Разработка ИС Туроператор».</text:p>
      <text:list xml:id="list35578624" text:continue-numbering="true" text:style-name="WWNum1">
        <text:list-item>
          <text:h text:style-name="P14" text:outline-level="1"><text:bookmark-start text:name="_Toc82089782"/>Назначение разработки<text:bookmark-end text:name="_Toc82089782"/></text:h>
          <text:list>
            <text:list-item>
              <text:h text:style-name="P14" text:outline-level="1"><text:bookmark-start text:name="_Toc82089783"/>Функциональное назначение<text:bookmark-end text:name="_Toc82089783"/></text:h>
            </text:list-item>
          </text:list>
        </text:list-item>
      </text:list>
      <text:p text:style-name="P4">Функциональным назначением программы является оформление путёвок, учет итогов предыдущих туров и ведение финансовой деятельности организации.</text:p>
      <text:list xml:id="list35558610" text:continue-numbering="true" text:style-name="WWNum1">
        <text:list-item>
          <text:list>
            <text:list-item>
              <text:h text:style-name="P14" text:outline-level="1"><text:bookmark-start text:name="_Toc82089784"/>Эксплуатационное назначение<text:bookmark-end text:name="_Toc82089784"/></text:h>
            </text:list-item>
          </text:list>
        </text:list-item>
      </text:list>
      <text:p text:style-name="P4">Не имеет.</text:p>
      <text:list xml:id="list35580112" text:continue-numbering="true" text:style-name="WWNum1">
        <text:list-item>
          <text:h text:style-name="P14" text:outline-level="1"><text:bookmark-start text:name="_Toc82089785"/>Требования к программе или программному изделию<text:bookmark-end text:name="_Toc82089785"/></text:h>
          <text:list>
            <text:list-item>
              <text:h text:style-name="P14" text:outline-level="1"><text:bookmark-start text:name="_Toc82089786"/>Требования к функциональным характеристикам<text:bookmark-end text:name="_Toc82089786"/></text:h>
            </text:list-item>
          </text:list>
        </text:list-item>
      </text:list>
      <text:p text:style-name="P4">Программа должна обеспечивать возможность выполнения следующих функций:</text:p>
      <text:list xml:id="list4888490490421905690" text:style-name="WWNum12">
        <text:list-item>
          <text:p text:style-name="P8"><text:span text:style-name="Основной_20_шрифт_20_абзаца"><text:span text:style-name="T5">Анализ рынка туризма — просмотр статистик цен, кол-ва туристов и т.д.</text:span></text:span></text:p>
        </text:list-item>
        <text:list-item>
          <text:p text:style-name="P9"><text:span text:style-name="Основной_20_шрифт_20_абзаца"><text:span text:style-name="T5">Просмотр направлений туризма — выбор направления маршрута, просмотр стран и городов, туристических мест;</text:span></text:span></text:p>
        </text:list-item>
        <text:list-item>
          <text:p text:style-name="P9"><text:span text:style-name="Основной_20_шрифт_20_абзаца"><text:span text:style-name="T5">Бронирование мест в гостинице — выбор гостиницы, бронирование номера в ней на определенный срок;</text:span></text:span></text:p>
        </text:list-item>
        <text:list-item>
          <text:p text:style-name="P9"><text:span text:style-name="Основной_20_шрифт_20_абзаца"><text:span text:style-name="T5">Оформление билета в аэропорт и прочий транспорт — просмотр и оформление, покупка билетов;</text:span></text:span></text:p>
        </text:list-item>
        <text:list-item>
          <text:p text:style-name="P10"><text:span text:style-name="Основной_20_шрифт_20_абзаца"><text:span text:style-name="T5">Предоставление развлекательной программы по выбранному направлению тура и выбранным срокам — просмотр туристических мест, которые можно посетить в данном городе и других развлекательных заведений.</text:span></text:span></text:p>
        </text:list-item>
      </text:list>
      <text:list xml:id="list35584758" text:continue-list="list35580112" text:style-name="WWNum1">
        <text:list-item>
          <text:list>
            <text:list-item>
              <text:h text:style-name="P14" text:outline-level="1"><text:bookmark-start text:name="_Toc82089787"/>Требования к надежности<text:bookmark-end text:name="_Toc82089787"/></text:h>
            </text:list-item>
          </text:list>
        </text:list-item>
      </text:list>
      <text:p text:style-name="P3"><text:span text:style-name="T1">Программа должна обеспечивать надежное функционирование </text:span><text:span text:style-name="T4">программы, предотвращающее потерю данных. </text:span></text:p>
      <text:list xml:id="list35584724" text:continue-numbering="true" text:style-name="WWNum1">
        <text:list-item>
          <text:list>
            <text:list-item>
              <text:h text:style-name="P14" text:outline-level="1"><text:bookmark-start text:name="_Toc82089788"/><text:soft-page-break/>Время восстановления после отказа<text:bookmark-end text:name="_Toc82089788"/></text:h>
            </text:list-item>
          </text:list>
        </text:list-item>
      </text:list>
      <text:p text:style-name="P4">Время восстановления после не фатального сбоя ОС не должно превышать 10-ти минут при условии соблюдения условий эксплуатации технических и программных средств. </text:p>
      <text:p text:style-name="P4">Время восстановления после фатального сбоя не должно превышать времени, требуемого для устранения неисправностей технических средств.</text:p>
      <text:list xml:id="list35583548" text:continue-numbering="true" text:style-name="WWNum1">
        <text:list-item>
          <text:list>
            <text:list-item>
              <text:h text:style-name="P14" text:outline-level="1"><text:bookmark-start text:name="_Toc82089789"/>Отказы из-за некорректных действий оператора<text:bookmark-end text:name="_Toc82089789"/></text:h>
            </text:list-item>
          </text:list>
        </text:list-item>
      </text:list>
      <text:p text:style-name="P4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прав администратора.</text:p>
      <text:list xml:id="list35584296" text:continue-numbering="true" text:style-name="WWNum1">
        <text:list-item>
          <text:list>
            <text:list-item>
              <text:h text:style-name="P14" text:outline-level="1"><text:bookmark-start text:name="_Toc82089790"/>Условия эксплуатации<text:bookmark-end text:name="_Toc82089790"/></text:h>
            </text:list-item>
          </text:list>
        </text:list-item>
      </text:list>
      <text:p text:style-name="P4">Климатические условия эксплуатации, при которых должны осуществляться заданные характеристики, должны удовлетворять требованиям, предъявляемым к техническим средствам (ПК) в части условий эксплуатации.</text:p>
      <text:list xml:id="list35561064" text:continue-numbering="true" text:style-name="WWNum1">
        <text:list-item>
          <text:list>
            <text:list-item>
              <text:h text:style-name="P14" text:outline-level="1"><text:bookmark-start text:name="_Toc82089791"/>Требования к видам обслуживания<text:bookmark-end text:name="_Toc82089791"/></text:h>
            </text:list-item>
          </text:list>
        </text:list-item>
      </text:list>
      <text:p text:style-name="P4">Не предъявляются.</text:p>
      <text:list xml:id="list35568721" text:continue-numbering="true" text:style-name="WWNum1">
        <text:list-item>
          <text:list>
            <text:list-item>
              <text:h text:style-name="P14" text:outline-level="1"><text:bookmark-start text:name="_Toc82089792"/>Требования к численности и квалификации персонала<text:bookmark-end text:name="_Toc82089792"/></text:h>
            </text:list-item>
          </text:list>
        </text:list-item>
      </text:list>
      <text:p text:style-name="P4">Минимальное количество персонала должно составлять 2 штатных единиц - <text:s/>системный администратор и пользователь ПК – оператор (менеджер). Так же предполагается использование программы бухгалтером и директором.</text:p>
      <text:list xml:id="list35566217" text:continue-numbering="true" text:style-name="WWNum1">
        <text:list-item>
          <text:list>
            <text:list-item>
              <text:h text:style-name="P14" text:outline-level="1"><text:bookmark-start text:name="_Toc82089793"/>Требования к составу и параметрам технических средств<text:bookmark-end text:name="_Toc82089793"/></text:h>
            </text:list-item>
          </text:list>
        </text:list-item>
      </text:list>
      <text:p text:style-name="P4">В состав технических средств должен входить IBM-совместимый персональный компьютер, включающий в себя:</text:p>
      <text:list xml:id="list35566904" text:continue-list="list4888490490421905690" text:style-name="WWNum12">
        <text:list-item>
          <text:p text:style-name="P17"><text:span text:style-name="T3">Процессор</text:span><text:span text:style-name="T1">: </text:span><text:span text:style-name="T2">Intel</text:span><text:span text:style-name="T1"> 2 ГГц и более;</text:span></text:p>
        </text:list-item>
        <text:list-item>
          <text:p text:style-name="P17"><text:span text:style-name="T3">Свободное место на жестком диске</text:span><text:span text:style-name="T1">: </text:span><text:span text:style-name="T2">32 </text:span><text:span text:style-name="T1">Гб ;</text:span></text:p>
        </text:list-item>
        <text:list-item>
          <text:p text:style-name="P17"><text:span text:style-name="T3">ОЗУ</text:span><text:span text:style-name="T1">: 4 ГБ и более/</text:span></text:p>
        </text:list-item>
      </text:list>
      <text:list xml:id="list35569049" text:continue-list="list35566217" text:style-name="WWNum1">
        <text:list-item>
          <text:list>
            <text:list-item>
              <text:h text:style-name="P14" text:outline-level="1"><text:bookmark-start text:name="_Toc82089794"/>Требования к информационной и программной совместимости<text:bookmark-end text:name="_Toc82089794"/></text:h>
              <text:list>
                <text:list-item>
                  <text:h text:style-name="P14" text:outline-level="1">Требования к информационным структурам и методам решения</text:h>
                </text:list-item>
              </text:list>
            </text:list-item>
          </text:list>
        </text:list-item>
      </text:list>
      <text:p text:style-name="P5">Не предъявляются.</text:p>
      <text:list xml:id="list35582422" text:continue-numbering="true" text:style-name="WWNum1">
        <text:list-item>
          <text:list>
            <text:list-item>
              <text:list>
                <text:list-item>
                  <text:h text:style-name="P14" text:outline-level="1">Требования к исходным кодам и языкам программирования</text:h>
                </text:list-item>
              </text:list>
            </text:list-item>
          </text:list>
        </text:list-item>
      </text:list>
      <text:p text:style-name="P3"><text:span text:style-name="T1">Исходные коды программы должны быть реализованы на языке C#. В качестве среды разработки и администрирования баз данных должна быть использована </text:span><text:span text:style-name="T2">SQL Server Management Studio.</text:span></text:p>
      <text:list xml:id="list35565806" text:continue-numbering="true" text:style-name="WWNum1">
        <text:list-item>
          <text:h text:style-name="P14" text:outline-level="1">Требования к защите информации и программ</text:h>
        </text:list-item>
      </text:list>
      <text:p text:style-name="P11"><text:tab/>Доступ к данным должен осуществляться исключительно после входа в систему.</text:p>
      <text:list xml:id="list35574889" text:continue-numbering="true" text:style-name="WWNum1">
        <text:list-item>
          <text:list>
            <text:list-item>
              <text:list>
                <text:list-item>
                  <text:h text:style-name="P14" text:outline-level="1"><text:bookmark-start text:name="_Toc82089795"/><text:soft-page-break/>Специальные требования<text:bookmark-end text:name="_Toc82089795"/></text:h>
                </text:list-item>
              </text:list>
            </text:list-item>
          </text:list>
        </text:list-item>
      </text:list>
      <text:list xml:id="list4979635945678324540" text:style-name="Outline">
        <text:list-item>
          <text:h text:style-name="P15" text:outline-level="1">Нет.</text:h>
        </text:list-item>
      </text:list>
      <text:list xml:id="list35564324" text:continue-list="list35574889" text:style-name="WWNum1">
        <text:list-item>
          <text:list>
            <text:list-item>
              <text:h text:style-name="P14" text:outline-level="1">Требования к программной документации</text:h>
            </text:list-item>
          </text:list>
        </text:list-item>
      </text:list>
      <text:list xml:id="list35584301" text:continue-list="list4979635945678324540" text:style-name="Outline">
        <text:list-item>
          <text:h text:style-name="P15" text:outline-level="1">В состав сопровождающей документации должны входить:</text:h>
        </text:list-item>
      </text:list>
      <text:list xml:id="list35559272" text:continue-list="list35566904" text:style-name="WWNum12">
        <text:list-item>
          <text:p text:style-name="P18">Техническое задание на разработку ГОСТ 19.201-78</text:p>
        </text:list-item>
        <text:list-item>
          <text:p text:style-name="P18">Руководство оператора ГОСТ 19.505-79</text:p>
        </text:list-item>
        <text:list-item>
          <text:p text:style-name="P18">Программа, методика и результаты испытаний ГОСТ 19.301-79</text:p>
        </text:list-item>
      </text:list>
      <text:list xml:id="list35579617" text:continue-list="list35564324" text:style-name="WWNum1">
        <text:list-item>
          <text:h text:style-name="P14" text:outline-level="1"><text:bookmark-start text:name="_Toc82089796"/>Технико-экономические показатели<text:bookmark-end text:name="_Toc82089796"/></text:h>
        </text:list-item>
      </text:list>
      <text:list xml:id="list35582055" text:continue-list="list35584301" text:style-name="Outline">
        <text:list-item>
          <text:h text:style-name="P15" text:outline-level="1">Нет.</text:h>
        </text:list-item>
      </text:list>
      <text:list xml:id="list35571895" text:continue-list="list35579617" text:style-name="WWNum1">
        <text:list-item>
          <text:h text:style-name="P14" text:outline-level="1"><text:bookmark-start text:name="_Toc82089797"/>Стадии и этапы разработки<text:bookmark-end text:name="_Toc82089797"/></text:h>
          <text:list>
            <text:list-item>
              <text:h text:style-name="P14" text:outline-level="1"><text:bookmark-start text:name="_Toc82089798"/>Стадии разработки<text:bookmark-end text:name="_Toc82089798"/></text:h>
            </text:list-item>
          </text:list>
        </text:list-item>
      </text:list>
      <text:list xml:id="list35556114" text:continue-list="list35582055" text:style-name="Outline">
        <text:list-item>
          <text:h text:style-name="P15" text:outline-level="1">Разработка должна быть проведена в две стадии:</text:h>
        </text:list-item>
      </text:list>
      <text:list xml:id="list35562576" text:continue-list="list35559272" text:style-name="WWNum12">
        <text:list-item>
          <text:p text:style-name="P18">Разработка технического задания;</text:p>
        </text:list-item>
        <text:list-item>
          <text:p text:style-name="P18">Разработка базы данных;</text:p>
        </text:list-item>
        <text:list-item>
          <text:p text:style-name="P18">Разработка технического проекта;</text:p>
        </text:list-item>
      </text:list>
      <text:list xml:id="list35565847" text:continue-list="list35571895" text:style-name="WWNum1">
        <text:list-item>
          <text:list>
            <text:list-item>
              <text:h text:style-name="P14" text:outline-level="1"><text:bookmark-start text:name="_Toc82089799"/>Этапы разработки<text:bookmark-end text:name="_Toc82089799"/></text:h>
            </text:list-item>
          </text:list>
        </text:list-item>
      </text:list>
      <text:list xml:id="list35575022" text:continue-list="list35556114" text:style-name="Outline">
        <text:list-item>
          <text:h text:style-name="P15" text:outline-level="1">Этапы разработки:</text:h>
        </text:list-item>
      </text:list>
      <text:list xml:id="list35573716" text:continue-list="list35562576" text:style-name="WWNum12">
        <text:list-item>
          <text:p text:style-name="P18">Разработка технического задания</text:p>
        </text:list-item>
        <text:list-item>
          <text:p text:style-name="P18">разработка программы;</text:p>
        </text:list-item>
        <text:list-item>
          <text:p text:style-name="P18">разработка программной документации;</text:p>
        </text:list-item>
        <text:list-item>
          <text:p text:style-name="P18">испытания программы.</text:p>
        </text:list-item>
      </text:list>
      <text:p text:style-name="P1"/>
      <text:list xml:id="list35560721" text:continue-list="list35565847" text:style-name="WWNum1">
        <text:list-item>
          <text:list>
            <text:list-item>
              <text:h text:style-name="P14" text:outline-level="1"><text:bookmark-start text:name="_Toc82089800"/>Содержание работ по этапам<text:bookmark-end text:name="_Toc82089800"/></text:h>
            </text:list-item>
          </text:list>
        </text:list-item>
      </text:list>
      <text:p text:style-name="P4">На этапе разработки технического задания должны быть выполнены следующие работы:</text:p>
      <text:list xml:id="list35579899" text:continue-list="list35573716" text:style-name="WWNum12">
        <text:list-item>
          <text:p text:style-name="P18">Постановка задачи</text:p>
        </text:list-item>
        <text:list-item>
          <text:p text:style-name="P18">Определение и уточнение требований к техническим средствам</text:p>
        </text:list-item>
        <text:list-item>
          <text:p text:style-name="P18">Определение требований к программе</text:p>
        </text:list-item>
        <text:list-item>
          <text:p text:style-name="P18">Определение стадий, этапов и сроков разработки программы и документации на неё</text:p>
        </text:list-item>
        <text:list-item>
          <text:p text:style-name="P18">Выбор языка программирования и среды разработки</text:p>
        </text:list-item>
        <text:list-item>
          <text:p text:style-name="P18">Согласование и утверждение технического задания</text:p>
        </text:list-item>
      </text:list>
      <text:p text:style-name="P4">На этапе разработки программной документации должна быть выполнена разработка программных документов в соответствии с требованиями ГОСТ.</text:p>
      <text:p text:style-name="P4"><text:soft-page-break/>На этапе разработки базы данных должна быть спроектирована база данных в оговоренной в техническом задании среде.</text:p>
      <text:p text:style-name="P4">На этапе разработки программы должна быть разработана программа , обеспечивающая графический интерфейс и соединение с базой данных.</text:p>
      <text:p text:style-name="P4">На этапе испытаний программы долины быть выполнены следующие виды работ:</text:p>
      <text:list xml:id="list35580433" text:continue-numbering="true" text:style-name="WWNum12">
        <text:list-item>
          <text:p text:style-name="P18">Разработка, согласование и утверждение программы и методики испытаний</text:p>
        </text:list-item>
        <text:list-item>
          <text:p text:style-name="P18">Проведение приемосдаточных испытаний</text:p>
        </text:list-item>
        <text:list-item>
          <text:p text:style-name="P18">Корректировка программы и программной документации по результатам испытаний</text:p>
        </text:list-item>
      </text:list>
      <text:p text:style-name="P4">На этапе подготовки и передачи программы должна быть выполнена работа по сдаче программы и программной документации преподавателю.</text:p>
      <text:list xml:id="list35556165" text:continue-list="list35560721" text:style-name="WWNum1">
        <text:list-item>
          <text:h text:style-name="P14" text:outline-level="1"><text:bookmark-start text:name="_Toc82089801"/>Порядок контроля и приемки<text:bookmark-end text:name="_Toc82089801"/></text:h>
        </text:list-item>
      </text:list>
      <text:p text:style-name="P12">Приемосдаточные испытания должны проводиться в колледже преподавателем до ноября 2021 год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line-height="100%" fo:keep-with-next="always"/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Arial2" style:font-size-complex="16pt" style:font-weight-complex="bold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cm" fo:line-height="100%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Основной" style:family="paragraph" style:parent-style-name="Text_20_body" style:default-outline-level="" style:list-style-name="">
      <style:paragraph-properties fo:margin-left="0cm" fo:margin-right="0cm" fo:margin-top="0cm" fo:margin-bottom="0cm" fo:line-height="100%" fo:text-align="justify" style:justify-single-word="false" fo:text-indent="1.251cm" style:auto-text-indent="false" style:punctuation-wrap="hanging"/>
      <style:text-properties style:font-name="Times New Roman" fo:font-size="14pt" style:font-name-asian="Times New Roman1" style:font-size-asian="14pt" style:font-name-complex="Times New Roman1" style:font-size-complex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499cm" fo:margin-right="0cm" fo:margin-top="0cm" fo:margin-bottom="0.212cm" fo:line-height="2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keep-together="always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size-complex="14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align="center" style:justify-single-word="false" fo:text-indent="0cm" style:auto-text-indent="false">
        <style:tab-stops>
          <style:tab-stop style:position="0.776cm"/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lock_20_Text" style:display-name="Block Text" style:family="paragraph" style:parent-style-name="Standard" style:default-outline-level="" style:list-style-name="">
      <style:paragraph-properties fo:margin-left="0.635cm" fo:margin-right="-0.011cm" fo:margin-top="0cm" fo:margin-bottom="0cm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d_5f_text" style:display-name="td_text" style:family="paragraph" style:default-outline-level="" style:list-style-name="">
      <style:paragraph-properties fo:margin-left="0cm" fo:margin-right="0cm" fo:margin-top="0cm" fo:margin-bottom="0.212cm" fo:line-height="100%" fo:text-align="justify" style:justify-single-word="false" fo:orphans="2" fo:widows="2" fo:text-indent="1cm" style:auto-text-indent="false" style:writing-mode="lr-tb"/>
      <style:text-properties style:use-window-font-color="true" style:font-name="Arial1" style:font-name-asian="Times New Roman1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Arial2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Основной_20_текст_20_Знак" style:display-name="Основной текст Знак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d_5f_text_20_Знак" style:display-name="td_text Знак" style:family="text">
      <style:text-properties style:font-name="Arial1" style:font-name-asian="Times New Roman1" style:language-asian="ru" style:country-asian="RU" style:font-name-complex="Times New Roman1" style:font-size-complex="12pt"/>
    </style:style>
    <style:style style:name="ListLabel_20_1" style:display-name="ListLabel 1" style:family="text">
      <style:text-properties fo:font-style="normal" style:font-style-asian="normal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style:font-name-asian="Times New Roman1" style:font-name-complex="Times New Roman1"/>
    </style:style>
    <style:style style:name="ListLabel_20_5" style:display-name="ListLabel 5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35cm" fo:text-indent="-0.318cm" fo:margin-left="3.8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45cm" fo:text-indent="-0.318cm" fo:margin-left="7.6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915cm" fo:text-indent="-0.635cm" fo:margin-left="8.9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85cm" fo:text-indent="-0.635cm" fo:margin-left="10.1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55cm" fo:text-indent="-0.318cm" fo:margin-left="11.4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сп-31</meta:initial-creator>
    <meta:editing-cycles>96</meta:editing-cycles>
    <meta:creation-date>2021-03-25T08:09:00</meta:creation-date>
    <dc:date>2021-10-26T15:34:13.81</dc:date>
    <meta:editing-duration>PT55M40S</meta:editing-duration>
    <meta:generator>OpenOffice/4.1.5$Win32 OpenOffice.org_project/415m1$Build-9789</meta:generator>
    <meta:document-statistic meta:table-count="0" meta:image-count="0" meta:object-count="0" meta:page-count="6" meta:paragraph-count="125" meta:word-count="905" meta:character-count="69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